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1pt" fo:font-style="italic" fo:font-weight="bold" officeooo:rsid="00e68e86" officeooo:paragraph-rsid="00e68e86" style:font-size-asian="11pt" style:font-style-asian="italic" style:font-weight-asian="bold" style:font-size-complex="11pt" style:font-style-complex="italic" style:font-weight-complex="bold"/>
    </style:style>
    <style:style style:name="P2" style:family="paragraph" style:parent-style-name="Text_20_body">
      <style:text-properties fo:font-size="11pt" fo:font-weight="bold" officeooo:rsid="0006c4c9" officeooo:paragraph-rsid="0006c4c9" style:font-size-asian="11pt" style:font-weight-asian="bold" style:font-size-complex="11pt" style:font-weight-complex="bold"/>
    </style:style>
    <style:style style:name="P3" style:family="paragraph" style:parent-style-name="Text_20_body">
      <style:paragraph-properties fo:text-align="justify" style:justify-single-word="false"/>
      <style:text-properties fo:font-size="10pt" style:font-size-asian="10pt" style:font-size-complex="10pt"/>
    </style:style>
    <style:style style:name="P4" style:family="paragraph" style:parent-style-name="Text_20_body">
      <style:paragraph-properties fo:text-align="justify" style:justify-single-word="false"/>
      <style:text-properties fo:color="#c9211e" officeooo:paragraph-rsid="0006c4c9"/>
    </style:style>
    <style:style style:name="P5" style:family="paragraph" style:parent-style-name="Text_20_body">
      <style:paragraph-properties fo:text-align="justify" style:justify-single-word="false"/>
      <style:text-properties fo:color="#c9211e" officeooo:paragraph-rsid="00bf6427"/>
    </style:style>
    <style:style style:name="P6" style:family="paragraph" style:parent-style-name="Text_20_body">
      <style:paragraph-properties fo:text-align="justify" style:justify-single-word="false"/>
      <style:text-properties fo:color="#c9211e" officeooo:paragraph-rsid="011a31ce"/>
    </style:style>
    <style:style style:name="P7" style:family="paragraph" style:parent-style-name="Text_20_body">
      <style:paragraph-properties fo:text-align="justify" style:justify-single-word="false"/>
      <style:text-properties fo:color="#c9211e" officeooo:paragraph-rsid="006f2b84"/>
    </style:style>
    <style:style style:name="P8" style:family="paragraph" style:parent-style-name="Text_20_body">
      <style:paragraph-properties fo:text-align="justify" style:justify-single-word="false"/>
      <style:text-properties fo:color="#c9211e" fo:font-size="11pt" officeooo:rsid="010423a3" officeooo:paragraph-rsid="010423a3" style:font-size-asian="11pt" style:font-size-complex="11pt"/>
    </style:style>
    <style:style style:name="P9" style:family="paragraph" style:parent-style-name="Text_20_body">
      <style:paragraph-properties fo:text-align="justify" style:justify-single-word="false"/>
      <style:text-properties fo:color="#c9211e" fo:font-size="11pt" officeooo:paragraph-rsid="0078797a" style:font-size-asian="11pt" style:font-size-complex="11pt"/>
    </style:style>
    <style:style style:name="P10" style:family="paragraph" style:parent-style-name="Text_20_body">
      <style:paragraph-properties fo:text-align="justify" style:justify-single-word="false"/>
      <style:text-properties fo:color="#c9211e" fo:font-size="11pt" fo:font-style="normal" fo:font-weight="normal" officeooo:rsid="011c3468" officeooo:paragraph-rsid="011c3468" style:font-size-asian="11pt" style:font-style-asian="normal" style:font-weight-asian="normal" style:font-size-complex="11pt" style:font-style-complex="normal" style:font-weight-complex="normal"/>
    </style:style>
    <style:style style:name="P11" style:family="paragraph" style:parent-style-name="Text_20_body">
      <style:paragraph-properties fo:text-align="justify" style:justify-single-word="false"/>
      <style:text-properties fo:font-size="7pt" fo:font-style="italic" officeooo:rsid="00e858d3" officeooo:paragraph-rsid="00e858d3" style:font-size-asian="7pt" style:font-style-asian="italic" style:font-size-complex="7pt" style:font-style-complex="italic"/>
    </style:style>
    <style:style style:name="P12" style:family="paragraph" style:parent-style-name="Text_20_body">
      <style:paragraph-properties fo:text-align="justify" style:justify-single-word="false"/>
      <style:text-properties fo:font-size="7pt" fo:font-style="italic" style:font-size-asian="7pt" style:font-style-asian="italic" style:font-size-complex="7pt" style:font-style-complex="italic"/>
    </style:style>
    <style:style style:name="P13" style:family="paragraph" style:parent-style-name="Text_20_body">
      <style:paragraph-properties fo:text-align="center" style:justify-single-word="false" fo:padding="0.049cm" fo:border="0.06pt solid #000000" style:shadow="#808080 0.176cm 0.176cm"/>
      <style:text-properties fo:font-size="11pt" fo:font-weight="bold" officeooo:rsid="000057c8" officeooo:paragraph-rsid="00b13b2b" style:font-size-asian="11pt" style:font-weight-asian="bold" style:font-size-complex="11pt" style:font-weight-complex="bold"/>
    </style:style>
    <style:style style:name="P14" style:family="paragraph" style:parent-style-name="Text_20_body">
      <style:paragraph-properties fo:text-align="center" style:justify-single-word="false" fo:padding="0.049cm" fo:border="0.06pt solid #000000" style:shadow="#808080 0.176cm 0.176cm"/>
      <style:text-properties fo:font-size="11pt" officeooo:paragraph-rsid="00b13b2b" style:font-size-asian="11pt" style:font-size-complex="11pt"/>
    </style:style>
    <style:style style:name="P15" style:family="paragraph" style:parent-style-name="Horizontal_20_Line">
      <style:text-properties fo:font-size="7pt" style:font-size-asian="7pt" style:font-size-complex="7pt"/>
    </style:style>
    <style:style style:name="P16" style:family="paragraph" style:parent-style-name="Text_20_body">
      <style:paragraph-properties fo:text-align="justify" style:justify-single-word="false"/>
      <style:text-properties fo:color="#c9211e" fo:font-size="11pt" officeooo:rsid="0006c4c9" officeooo:paragraph-rsid="0006c4c9" style:font-size-asian="11pt" style:font-size-complex="11pt"/>
    </style:style>
    <style:style style:name="P17" style:family="paragraph" style:parent-style-name="Text_20_body">
      <style:paragraph-properties fo:text-align="justify" style:justify-single-word="false"/>
      <style:text-properties fo:color="#c9211e" fo:font-size="11pt" officeooo:rsid="0006c4c9" officeooo:paragraph-rsid="002681aa" style:font-size-asian="11pt" style:font-size-complex="11pt"/>
    </style:style>
    <style:style style:name="T1" style:family="text">
      <style:text-properties fo:font-style="italic" fo:font-weight="bold" officeooo:rsid="00e23278" style:font-style-asian="italic" style:font-weight-asian="bold" style:font-style-complex="italic" style:font-weight-complex="bold"/>
    </style:style>
    <style:style style:name="T2" style:family="text">
      <style:text-properties fo:font-style="italic" fo:font-weight="bold" officeooo:rsid="00f8a82c" style:font-style-asian="italic" style:font-weight-asian="bold" style:font-style-complex="italic" style:font-weight-complex="bold"/>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1181466" style:font-style-asian="italic" style:font-style-complex="italic"/>
    </style:style>
    <style:style style:name="T5" style:family="text">
      <style:text-properties fo:font-style="italic" style:text-underline-style="none" officeooo:rsid="01220e0a" style:font-style-asian="italic" style:font-style-complex="italic"/>
    </style:style>
    <style:style style:name="T6" style:family="text">
      <style:text-properties officeooo:rsid="0006c4c9"/>
    </style:style>
    <style:style style:name="T7" style:family="text">
      <style:text-properties officeooo:rsid="001a87a7"/>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c4c9"/>
    </style:style>
    <style:style style:name="T10" style:family="text">
      <style:text-properties style:text-underline-style="solid" style:text-underline-width="auto" style:text-underline-color="font-color" officeooo:rsid="011bd023"/>
    </style:style>
    <style:style style:name="T11" style:family="text">
      <style:text-properties style:text-underline-style="solid" style:text-underline-type="double"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001f785" style:font-weight-asian="bold" style:font-weight-complex="bold"/>
    </style:style>
    <style:style style:name="T14" style:family="text">
      <style:text-properties fo:font-weight="bold" officeooo:rsid="00484b52" style:font-weight-asian="bold" style:font-weight-complex="bold"/>
    </style:style>
    <style:style style:name="T15" style:family="text">
      <style:text-properties fo:font-weight="bold" officeooo:rsid="007309cf" style:font-weight-asian="bold" style:font-weight-complex="bold"/>
    </style:style>
    <style:style style:name="T16" style:family="text">
      <style:text-properties fo:font-weight="bold" officeooo:rsid="00d2635b" style:font-weight-asian="bold" style:font-weight-complex="bold"/>
    </style:style>
    <style:style style:name="T17" style:family="text">
      <style:text-properties fo:font-weight="bold" officeooo:rsid="00e23278" style:font-weight-asian="bold" style:font-weight-complex="bold"/>
    </style:style>
    <style:style style:name="T18" style:family="text">
      <style:text-properties fo:font-weight="bold" officeooo:rsid="00e3e934"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ffbd28" style:font-style-asian="normal" style:font-style-complex="normal"/>
    </style:style>
    <style:style style:name="T21" style:family="text">
      <style:text-properties fo:font-style="normal" officeooo:rsid="01181466" style:font-style-asian="normal" style:font-style-complex="normal"/>
    </style:style>
    <style:style style:name="T22" style:family="text">
      <style:text-properties fo:font-style="normal" fo:font-weight="bold" officeooo:rsid="00f8a82c" style:font-style-asian="normal" style:font-weight-asian="bold" style:font-style-complex="normal" style:font-weight-complex="bold"/>
    </style:style>
    <style:style style:name="T23" style:family="text">
      <style:text-properties fo:font-style="normal" style:text-underline-style="none" officeooo:rsid="01181466" style:font-style-asian="normal" style:font-style-complex="normal"/>
    </style:style>
    <style:style style:name="T24" style:family="text">
      <style:text-properties style:text-position="super 58%"/>
    </style:style>
    <style:style style:name="T25" style:family="text">
      <style:text-properties officeooo:rsid="00b13b2b"/>
    </style:style>
    <style:style style:name="T26" style:family="text">
      <style:text-properties officeooo:rsid="007309cf"/>
    </style:style>
    <style:style style:name="T27" style:family="text">
      <style:text-properties officeooo:rsid="00e23278"/>
    </style:style>
    <style:style style:name="T28" style:family="text">
      <style:text-properties officeooo:rsid="00e3e934"/>
    </style:style>
    <style:style style:name="T29" style:family="text">
      <style:text-properties officeooo:rsid="00ea3286"/>
    </style:style>
    <style:style style:name="T30" style:family="text">
      <style:text-properties officeooo:rsid="00ef5ce6"/>
    </style:style>
    <style:style style:name="T31" style:family="text">
      <style:text-properties officeooo:rsid="00f07f32"/>
    </style:style>
    <style:style style:name="T32" style:family="text">
      <style:text-properties fo:font-size="11pt" officeooo:rsid="0006c4c9" style:font-size-asian="11pt" style:font-size-complex="11pt"/>
    </style:style>
    <style:style style:name="T33" style:family="text">
      <style:text-properties fo:font-size="11pt" officeooo:rsid="00dc59cf" style:font-size-asian="11pt" style:font-size-complex="11pt"/>
    </style:style>
    <style:style style:name="T34" style:family="text">
      <style:text-properties fo:font-size="11pt" officeooo:rsid="0114c96b" style:font-size-asian="11pt" style:font-size-complex="11pt"/>
    </style:style>
    <style:style style:name="T35" style:family="text">
      <style:text-properties fo:font-size="11pt" officeooo:rsid="01158958" style:font-size-asian="11pt" style:font-size-complex="11pt"/>
    </style:style>
    <style:style style:name="T36" style:family="text">
      <style:text-properties fo:font-size="11pt" officeooo:rsid="011bb76d" style:font-size-asian="11pt" style:font-size-complex="11pt"/>
    </style:style>
    <style:style style:name="T37" style:family="text">
      <style:text-properties fo:font-size="11pt" officeooo:rsid="012008bf" style:font-size-asian="11pt" style:font-size-complex="11pt"/>
    </style:style>
    <style:style style:name="T38" style:family="text">
      <style:text-properties fo:font-size="11pt" fo:font-style="normal" officeooo:rsid="01168656" style:font-size-asian="11pt" style:font-style-asian="normal" style:font-size-complex="11pt" style:font-style-complex="normal"/>
    </style:style>
    <style:style style:name="T39" style:family="text">
      <style:text-properties fo:font-size="11pt" fo:font-style="normal" officeooo:rsid="0100f50c" style:font-size-asian="11pt" style:font-style-asian="normal" style:font-size-complex="11pt" style:font-style-complex="normal"/>
    </style:style>
    <style:style style:name="T40" style:family="text">
      <style:text-properties fo:font-size="11pt" fo:font-style="normal" officeooo:rsid="010423a3" style:font-size-asian="11pt" style:font-style-asian="normal" style:font-size-complex="11pt" style:font-style-complex="normal"/>
    </style:style>
    <style:style style:name="T41" style:family="text">
      <style:text-properties fo:font-size="11pt" fo:font-style="normal" officeooo:rsid="011a31ce" style:font-size-asian="11pt" style:font-style-asian="normal" style:font-size-complex="11pt" style:font-style-complex="normal"/>
    </style:style>
    <style:style style:name="T42" style:family="text">
      <style:text-properties fo:font-size="11pt" fo:font-style="normal" officeooo:rsid="01005e2e" style:font-size-asian="11pt" style:font-style-asian="normal" style:font-size-complex="11pt" style:font-style-complex="normal"/>
    </style:style>
    <style:style style:name="T43" style:family="text">
      <style:text-properties fo:font-size="11pt" fo:font-style="normal" officeooo:rsid="012008bf" style:font-size-asian="11pt" style:font-style-asian="normal" style:font-size-complex="11pt" style:font-style-complex="normal"/>
    </style:style>
    <style:style style:name="T44" style:family="text">
      <style:text-properties fo:font-size="11pt" fo:font-style="italic" officeooo:rsid="01168656" style:font-size-asian="11pt" style:font-style-asian="italic" style:font-size-complex="11pt" style:font-style-complex="italic"/>
    </style:style>
    <style:style style:name="T45" style:family="text">
      <style:text-properties fo:font-size="11pt" fo:font-weight="bold" officeooo:rsid="011bb76d" style:font-size-asian="11pt" style:font-weight-asian="bold" style:font-size-complex="11pt" style:font-weight-complex="bold"/>
    </style:style>
    <style:style style:name="T46" style:family="text">
      <style:text-properties fo:font-size="11pt" fo:font-weight="normal" officeooo:rsid="011bb76d" style:font-size-asian="11pt" style:font-weight-asian="normal" style:font-size-complex="11pt" style:font-weight-complex="normal"/>
    </style:style>
    <style:style style:name="T47" style:family="text">
      <style:text-properties style:text-underline-style="none"/>
    </style:style>
    <style:style style:name="T48" style:family="text">
      <style:text-properties style:text-underline-style="none" officeooo:rsid="011bd023"/>
    </style:style>
    <style:style style:name="T49" style:family="text">
      <style:text-properties style:text-underline-style="none" officeooo:rsid="01220e0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6">3</text:span><text:span text:style-name="T24">e</text:span> / français / télé-travail n°<text:span text:style-name="T27">3 : correction</text:span></text:p>
      <text:p text:style-name="P14"><text:span text:style-name="T13">é</text:span><text:span text:style-name="T14">tude du t</text:span><text:span text:style-name="T15">héâtre : </text:span><text:span text:style-name="T16">é</text:span><text:span text:style-name="T17">tude d</text:span><text:span text:style-name="T18">e l’intrigue</text:span><text:span text:style-name="T17"> d’</text:span><text:span text:style-name="T1">Ubu Roi </text:span><text:span text:style-name="T22">et de </text:span><text:span text:style-name="T2">Macbeth</text:span></text:p>
      <text:p text:style-name="P3"><text:tab/>Pour ce <text:span text:style-name="T25">troisième</text:span> envoi, <text:span text:style-name="T25">veuillez lire le texte les pages 4, 8, et 9 du fichier envoyé en pièce jointe, fichier intitulé F3_T2_pièce_jointe.pdf . Il s’agit d’une présentation d’une mise en scène de la pièce par un troupe de théâtre.</text:span></text:p>
      <text:p text:style-name="Horizontal_20_Line"/>
      <text:p text:style-name="P1">Résumé de <text:span text:style-name="T8">Macbeth</text:span>, pièce de William Shakespeare</text:p>
      <text:p text:style-name="P11">La pièce se déroule en Ecosse, au Moyen Age.</text:p>
      <text:p text:style-name="P12"><text:span text:style-name="T28">[</text:span>Acte I<text:span text:style-name="T28">] </text:span>Macbeth et Banquo sont deux généraux au service de Duncan, roi d’Ecosse. <text:span text:style-name="T29">I</text:span>ls rencontrent trois sorcières qui leur font une prophétie : Macbeth sera fait seigneur de Cawdor puis deviendra roi, tandis que Banquo engendrera des rois... Macbeth apprend quelques temps plus tard que Duncan l’a nommé Sire de Cawdor, réalisant ainsi la première prophétie. Les généraux sont réunis autour de Duncan qui décide de séjourner dans le château de Macbeth. <text:span text:style-name="T12">Lady Macbeth reçoit une lettre de son mari lui relatant les prophéties des sorcières</text:span>. Impatiente, elle pousse son époux à prendre son destin en main et à assassiner le roi.</text:p>
      <text:p text:style-name="P12"><text:span text:style-name="T28">[</text:span>Acte II<text:span text:style-name="T28">] </text:span><text:span text:style-name="T8">Dans</text:span> <text:span text:style-name="T8">ses</text:span> <text:span text:style-name="T8">songes</text:span>, <text:span text:style-name="T8">Macbeth </text:span>voit apparaître un poignard <text:span text:style-name="T8">qui</text:span> <text:span text:style-name="T8">lui</text:span> fait songer <text:span text:style-name="T8">au</text:span> crime. L’arrivée du roi Duncan est annoncée. Incité par sa femme, Macbeth assassine le souverain. <text:span text:style-name="T11">Lady Macbeth</text:span> pénètre <text:span text:style-name="T11">dans le lieu du crime</text:span> et macule <text:span text:style-name="T11">de sang</text:span> <text:span text:style-name="T11">les gardes du roi</text:span>, afin de les faire passer pour les meurtriers. Une grande fébrilité règne au château.</text:p>
      <text:p text:style-name="P12"><text:span text:style-name="T28">[</text:span>Acte III<text:span text:style-name="T28">] </text:span>Macbeth a accédé au trône. Sa femme lui suggère de supprimer Banquo et son fils Fleanzio. Banquo, qui pressent de funestes projets, ordonne à son fils de fuir. Macbeth fait tuer Banquo. Au cours d’un banquet, le spectre de Banquo apparaît à Macbeth, que la culpabilité fait délirer devant ses hôtes. Lady Macbeth s’efforce de détourner l’attention et de le calmer. Macbeth décide de s’en retourner voir les sorcières.</text:p>
      <text:p text:style-name="P12"><text:span text:style-name="T28">[</text:span>Acte IV<text:span text:style-name="T28">] </text:span>Les sorcières sont réunies autour d’un chaudron <text:span text:style-name="T30">et</text:span> <text:span text:style-name="T31">conseillent</text:span> à Macbeth de se méfier de Macduff, un noble qui le soupçonne du régicide. Elles lui assurent qu’il sera invincible tant que la forêt de Birnam ne se mettra pas en marche contre lui, et qu’aucun homme « né d’une femme » ne pourra l'emporter sur lui. Elles lui redisent aussi que la descendance de Banquo règnera sur l’Ecosse. Lady Macbeth quant à elle pousse son époux à éliminer Macduf. Lady Macduff et son fils sont assassinés par les envoyés de Macbeth. Macduff apprend l’horrible nouvelle et décide de s’allier à Malcolm. Il conseille aux siens de se camoufler à l’aide de branches d’arbres cueillies dans la forêt de Birnam.</text:p>
      <text:p text:style-name="P12"><text:span text:style-name="T28">[</text:span>Acte V<text:span text:style-name="T28">] </text:span>Lady Macbeth, somnambule, revit les crimes commis à son instigation, et meurt. Macbeth reste persuadé que les prophéties des sorcières vont s’accomplir. Dissimulée par les branches, l’armée de Macduff s’avance et met en fuite celle de Macbeth. Macduff, face à son ennemi, lui avoue qu’il est né par césarienne et a été arraché avant terme du ventre de sa mère, ce qui explique la seconde énigme. Il tue Macbeth. On célèbre la victoire en exposant la tête de Macbeth sur une pique. Malcolm, héritier légitime, est acclamé roi. </text:p>
      <text:p text:style-name="P15"/>
      <text:p text:style-name="P2">Questions sur le texte. <text:span text:style-name="T7">Sauf mention contraire, toutes les réponses doivent être rédigées sans abréviation.</text:span></text:p>
      <text:p text:style-name="P4"><text:span text:style-name="T32">(01) U</text:span><text:span text:style-name="T34">ne tragédie n’est pas un pièce triste (il existe des tragédies qui finissent bien) mais une pièce où le Destin frappe durement les protagonistes. Ici, le Destin frappe Macbeth en le faisant tomber dans un piège tendu par les sorcières; </text:span><text:span text:style-name="T37">puis </text:span><text:span text:style-name="T34">sa femme précipite son destin en le forçant au crime; enfin le destin joue </text:span><text:span text:style-name="T35">sur les mots </text:span><text:span text:style-name="T34">avec Macbeth puisqu’il est protégé en apparence de tout homme «né d’une femme» alors qu’il mourra, tué par quelqu’un… né par césarienne.</text:span></text:p>
      <text:p text:style-name="P5"><text:span text:style-name="T32">(02) </text:span><text:span text:style-name="T38">Dans les deux pièces le protagoniste cherche à accéder au pouvoir par le crime et est poussé au meu</text:span><text:span text:style-name="T43">r</text:span><text:span text:style-name="T38">tre par son épouse. </text:span><text:span text:style-name="T44">Ubu Roi</text:span><text:span text:style-name="T38"> d’Alfred Jarry est donc une réécriture du </text:span><text:span text:style-name="T44">Macbeth</text:span><text:span text:style-name="T38"> de William Shakespeare.</text:span></text:p>
      <text:p text:style-name="P8"><text:span text:style-name="T20">(</text:span><text:span text:style-name="T19">03) </text:span><text:span text:style-name="T21">Chez Shakespeare, Macbeth subit son destin et connaît la défaite, puis la mort. Chez Jarry, Ubu connaît certes la défaite mais il ne meurt pas : il disparaît en bon bouffon pour d’autres aventures. Jarry écrira d’ailleurs plusieurs suites à </text:span><text:span text:style-name="T4">Ubu Roi</text:span><text:span text:style-name="T23">.</text:span></text:p>
      <text:p text:style-name="P6"><text:span text:style-name="T39">(0</text:span><text:span text:style-name="T40">4</text:span><text:span text:style-name="T39">) </text:span><text:span text:style-name="T42">U</text:span><text:span text:style-name="T41">n </text:span><text:span text:style-name="T42">«régicide» </text:span><text:span text:style-name="T41">désigne le meurtre d’un roi. Le suffixe -icide apparaît également dans </text:span><text:span text:style-name="T42">«</text:span><text:span text:style-name="T41">patricide</text:span><text:span text:style-name="T42">» </text:span><text:span text:style-name="T41">(le meurtre d’un père), </text:span><text:span text:style-name="T42">«</text:span><text:span text:style-name="T41">infanticide</text:span><text:span text:style-name="T42">» </text:span><text:span text:style-name="T41">(meu</text:span><text:span text:style-name="T43">r</text:span><text:span text:style-name="T41">tre d’un enfant) ou encore dans </text:span><text:span text:style-name="T42">«</text:span><text:span text:style-name="T41">suicide</text:span><text:span text:style-name="T42">» </text:span><text:span text:style-name="T41">qui désigne le fait de se tuer soi-même.</text:span></text:p>
      <text:p text:style-name="P7"><text:span text:style-name="T32">(0</text:span><text:span text:style-name="T33">5</text:span><text:span text:style-name="T32">) </text:span><text:span text:style-name="T36">Dans les deux pièces ce sont les épouses qui poussent leur mari au meutre. Les époux sont les personnages </text:span><text:span text:style-name="T45">éponymes</text:span><text:span text:style-name="T46"> (ils donnent leur nom à la pièce) mais ce sont leurs femmes qui sont les véritables protagonistes.</text:span></text:p>
      <text:p text:style-name="P9"><text:span text:style-name="T6">(06) Lady Macbeth </text:span><text:span text:style-name="T9">et ses femmes de chambre</text:span><text:span text:style-name="T6"> </text:span><text:span text:style-name="T10">reçurent</text:span><text:span text:style-name="T48"> une lettre de </text:span><text:span text:style-name="T10">leur mari</text:span><text:span text:style-name="T48"> </text:span><text:span text:style-name="T10">leur</text:span><text:span text:style-name="T48"> relatant les prophéties des sorcières.</text:span></text:p>
      <text:p text:style-name="P10"><text:span text:style-name="T48">N</text:span><text:span text:style-name="T47">otez que chacune de ces femmes n’a qu’un mari («leur mari» et non «leurs maris»), que le deuxième «leur» est un pronom personnel (il est donc invariable: ce n’est pas le </text:span><text:span text:style-name="T3">leur</text:span><text:span text:style-name="T47"> de «</text:span><text:span text:style-name="T5">leur</text:span><text:span text:style-name="T49"> camion, </text:span><text:span text:style-name="T3">leurs</text:span><text:span text:style-name="T47"> chaussures») et que «relatant» est ici une forme verbale, à savoir un participe présent qui est donc, comme tous les participes présents, invariable.</text:span></text:p>
      <text:p text:style-name="P16">(07) «Dans» est une préposition, «ses» est un déterminant possessif, «songes» est un nom commun, «Macbeth» est un nom propre, «qui» est un pronom relatif, «lui» est un pronom personnel, «au» est la préposition «à» contracté avec le déterminant article défini «le».</text:p>
      <text:p text:style-name="P17">(08) «Lady Macbeth» est le sujet du verbe «pénètre», «dans le lieu du crime» est un complément de phrase complément circonstanciel de lieu, «de sang» est le COI du verbe «macule», «les gardes du roi» est le COD du verbe «mac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2:18:20.493072133</meta:creation-date>
    <dc:date>2020-03-24T14:17:43.354508074</dc:date>
    <meta:editing-duration>PT4H30M9S</meta:editing-duration>
    <meta:editing-cycles>190</meta:editing-cycles>
    <meta:generator>LibreOffice/6.0.7.3$Linux_X86_64 LibreOffice_project/00m0$Build-3</meta:generator>
    <meta:print-date>2020-03-24T09:08:45.726752117</meta:print-date>
    <meta:document-statistic meta:table-count="0" meta:image-count="0" meta:object-count="0" meta:page-count="1" meta:paragraph-count="20" meta:word-count="931" meta:character-count="5511" meta:non-whitespace-character-count="4598"/>
  </office:meta>
</office:document-meta>
</file>